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Component.transform( MessageExchange exchange , NormalizedMessage in , NormalizedMessage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riptComponent.setLogResourceBundle( String logResource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mponent.getCompiled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mponent.setScript( Resource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mponent.getLogResource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mponent.getBind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mponent.ScriptComponent(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mponent.evaluteScript( Bindings 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mponent.getScrip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mponent.getScriptEngin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mponent.setScriptText( String script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mponent.setScriptEngineName( String scriptEngin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mponent.get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mponent.compileScript( Compilable compilab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riptComponent.createScript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Component.runScript( Bindings bind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riptComponent.isDisable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mponent.populateBindings( Bindings bindings , MessageExchange exchange , NormalizedMessage in , NormalizedMessage 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criptComponent.setScriptLogger( Logger script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mponent.createScriptLog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riptComponent.setDisableOutput( boolean disable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mponent.setCompiledScript( CompiledScript compiled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mponent.setEngine( ScriptEngine 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mponent.get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mponent.setBindings( Map 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mponent.getScriptLog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Component.star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criptComponent.checkScriptTextAvail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riptComponent.Scrip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